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17de" officeooo:paragraph-rsid="000c17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r: Gustavo V. Diaz</text:p>
      <text:p text:style-name="P1">Fecha inicio: 25/09/2019</text:p>
      <text:p text:style-name="P1">Fecha de última modificación: 25/09/2019</text:p>
      <text:p text:style-name="P1">Título: Factibilidad mecánica de sensor de posición</text:p>
      <text:p text:style-name="P1"/>
      <text:p text:style-name="P1">El día de ayer hablé con Mariano Montoneri sobre como implementar la base mecánica del sensor de posición pero me comentó que resulta difícil de implementar.</text:p>
      <text:p text:style-name="P1"/>
      <text:p text:style-name="P1">Él tuvo contacto con una persona que tenía su balanceadora y que el medidor de posición era facilmente implementable porque el motor que permitía su rotación era axial al motor de rotación por lo cual el eje para realizar la medición de posición se continuaba por fuera del rotor a medir.</text:p>
      <text:p text:style-name="P1"/>
      <text:p text:style-name="P1">Ante esta visión y luego de haber consultado a tres mecánicos (Oliver Martre, Mariano Montoneri y Emi Grgic) decido por ahora declinar la implementación de este sensor.</text:p>
      <text:p text:style-name="P1"/>
      <text:p text:style-name="P1">Voy a continuar investigando la luz estrboscóp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06:03:54.598913150</meta:creation-date>
    <dc:date>2019-09-25T06:13:07.084269856</dc:date>
    <meta:editing-duration>PT9M12S</meta:editing-duration>
    <meta:editing-cycles>1</meta:editing-cycles>
    <meta:document-statistic meta:table-count="0" meta:image-count="0" meta:object-count="0" meta:page-count="1" meta:paragraph-count="8" meta:word-count="130" meta:character-count="800" meta:non-whitespace-character-count="678"/>
    <meta:generator>LibreOffice/5.1.6.2$Linux_X86_64 LibreOffice_project/10m0$Build-2</meta:generator>
  </office:meta>
</office:document-meta>
</file>